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Behdad" svg:font-family="Behda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officeooo:rsid="001216f9" officeooo:paragraph-rsid="001216f9" style:font-name-complex="Behdad" style:font-size-complex="16pt"/>
    </style:style>
    <style:style style:name="P2" style:family="paragraph" style:parent-style-name="Standard">
      <style:paragraph-properties fo:text-align="justify" style:justify-single-word="false" style:writing-mode="rl-tb"/>
      <style:text-properties officeooo:rsid="001216f9" officeooo:paragraph-rsid="001216f9" style:font-name-complex="Behdad" style:font-size-complex="16pt"/>
    </style:style>
    <style:style style:name="P3" style:family="paragraph" style:parent-style-name="Standard">
      <style:paragraph-properties fo:text-align="justify" style:justify-single-word="false" style:writing-mode="rl-tb"/>
      <style:text-properties officeooo:rsid="001476f8" officeooo:paragraph-rsid="001476f8" style:font-name-complex="Behdad" style:font-size-complex="16pt"/>
    </style:style>
    <style:style style:name="P4" style:family="paragraph" style:parent-style-name="Standard">
      <style:paragraph-properties fo:text-align="justify" style:justify-single-word="false" style:writing-mode="rl-tb"/>
      <style:text-properties officeooo:rsid="001576c6" officeooo:paragraph-rsid="001576c6" style:font-name-complex="Behdad" style:font-size-complex="16pt"/>
    </style:style>
    <style:style style:name="P5" style:family="paragraph" style:parent-style-name="Standard">
      <style:paragraph-properties fo:text-align="start" style:justify-single-word="false" style:writing-mode="rl-tb"/>
      <style:text-properties officeooo:rsid="001748c2" officeooo:paragraph-rsid="001748c2" style:font-name-complex="Behdad" style:font-size-complex="16pt"/>
    </style:style>
    <style:style style:name="P6" style:family="paragraph" style:parent-style-name="Standard">
      <style:paragraph-properties fo:text-align="justify" style:justify-single-word="false" style:writing-mode="rl-tb"/>
      <style:text-properties officeooo:rsid="001748c2" officeooo:paragraph-rsid="001748c2" style:font-name-complex="Behdad" style:font-size-complex="16pt"/>
    </style:style>
    <style:style style:name="P7" style:family="paragraph" style:parent-style-name="Standard">
      <style:paragraph-properties fo:text-align="justify" style:justify-single-word="false" style:writing-mode="rl-tb"/>
      <style:text-properties fo:font-weight="bold" officeooo:rsid="001216f9" officeooo:paragraph-rsid="001216f9" style:font-weight-asian="bold" style:font-name-complex="Behdad" style:font-size-complex="16pt" style:font-weight-complex="bold"/>
    </style:style>
    <style:style style:name="P8" style:family="paragraph" style:parent-style-name="Standard">
      <style:paragraph-properties fo:text-align="justify" style:justify-single-word="false" style:writing-mode="rl-tb"/>
      <style:text-properties fo:font-weight="bold" officeooo:rsid="001476f8" officeooo:paragraph-rsid="001476f8" style:font-weight-asian="bold" style:font-name-complex="Behdad" style:font-size-complex="16pt" style:font-weight-complex="bold"/>
    </style:style>
    <style:style style:name="P9" style:family="paragraph" style:parent-style-name="Standard">
      <style:paragraph-properties fo:text-align="justify" style:justify-single-word="false" style:writing-mode="rl-tb"/>
      <style:text-properties fo:font-weight="bold" officeooo:rsid="001748c2" officeooo:paragraph-rsid="001748c2" style:font-weight-asian="bold" style:font-name-complex="Behdad" style:font-size-complex="16pt" style:font-weight-complex="bold"/>
    </style:style>
    <style:style style:name="T1" style:family="text">
      <style:text-properties officeooo:rsid="00139d62"/>
    </style:style>
    <style:style style:name="T2" style:family="text">
      <style:text-properties officeooo:rsid="001476f8"/>
    </style:style>
    <style:style style:name="T3" style:family="text">
      <style:text-properties officeooo:rsid="00149b0e"/>
    </style:style>
    <style:style style:name="T4" style:family="text">
      <style:text-properties officeooo:rsid="001576c6"/>
    </style:style>
    <style:style style:name="T5" style:family="text">
      <style:text-properties officeooo:rsid="001748c2"/>
    </style:style>
    <style:style style:name="T6" style:family="text">
      <style:text-properties officeooo:rsid="00186e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به نام خدا</text:p>
      <text:p text:style-name="P1"/>
      <text:p text:style-name="P1">پروژه‌های پایانی دوره‌ی <text:span text:style-name="T6">تابستانی </text:span>برنامه‌نویسی فول استک دانشگاه بوعلی سینا</text:p>
      <text:p text:style-name="P2"/>
      <text:p text:style-name="P7">نکات کلی:</text:p>
      <text:p text:style-name="P2">۱- کاربردی بودن خروجی، منسجم بودن قصه‌ی کاربر، مدیریت زمان و پیاده‌سازی و نمایش مواردی که در دوره آموزش داده شده است، ابتکار و تحلیلی جامع، سبک و کم هزینه مد نظر است.</text:p>
      <text:p text:style-name="P2">۲- استفاده از سورس‌کد‌ها و کتاب‌خانه‌های موجود در اینترنت بلا مانع است و در صورت استفاده هوشمندانه و بهینه، از امتیاز برخوردار است. <text:span text:style-name="T2">استفاده از قالب پروژه‌ی «کوکو» باعث قوت قلب است!</text:span></text:p>
      <text:p text:style-name="P2">۳- پروژه را با توجه به محدود بودن منابع (انرژی، وقت و حوصله) پیاده‌سازی کنید و در نظر داشته باشید که: «خوب» بهتر از «عالی» است.</text:p>
      <text:p text:style-name="P2">۴- <text:span text:style-name="T2">کمک گرفتن معتدل از دیگران در صورتی که تمایل به وقت گذراندن با ما داشته باشند عالی است!</text:span></text:p>
      <text:p text:style-name="P2">۵- پروژه را مستند سازی کنید: الف/ سورس کد. ب/ مستند سازی فنی. ج/ مستند سازی کاربری.</text:p>
      <text:p text:style-name="P3">۶- هاستینگ در فضای اینترنت <text:s/>و رعایت اصول سئ<text:span text:style-name="T3">و (SEO) </text:span><text:s/>ارزشمند است.</text:p>
      <text:p text:style-name="P2"><text:span text:style-name="T2">۷</text:span>- <text:span text:style-name="T1">تقلب کاملاً مجاز است!</text:span></text:p>
      <text:p text:style-name="P2"/>
      <text:p text:style-name="P8">پروژه‌ی اول: <text:span text:style-name="T4">وب سایت کرادفاندینگ (تأمین سرمایه‌ی جمعی)</text:span></text:p>
      <text:p text:style-name="P3"/>
      <text:p text:style-name="P6">پروژه شامل دو بخش موبایل و وب سایت است. می‌توانید موارد مربوط به مدیر را در موبایل و موارد مربوط به مخاطب را در وب سایت تعریف نمایید.</text:p>
      <text:p text:style-name="P3"/>
      <text:p text:style-name="P4">۱- ادمین می‌تواند پروژه‌هایی را تعریف کند.</text:p>
      <text:p text:style-name="P4">۲- بازدید کنندگان اینترنتی می‌توانند پروژه‌ها را مشاهده کنند و وضعیت جذب سرمایه‌ی آن‌ها را ببینند.</text:p>
      <text:p text:style-name="P4">۳- افراد می‌توانند فرم کمک مالی به پروژه را پر کنند.</text:p>
      <text:p text:style-name="P4">۴- پرداخت آنلاین داشته باشند. <text:span text:style-name="T5">(Overdrive)</text:span></text:p>
      <text:p text:style-name="P4"><text:soft-page-break/></text:p>
      <text:p text:style-name="P9">پروژه‌ی مناسبتی با توجه به هفته‌ی پیشگیری از خودکشی: وب سایت اطلاع رسانی و کمک به افسردگی</text:p>
      <text:p text:style-name="P6"/>
      <text:p text:style-name="P6">پروژه شامل دو بخش موبایل و وب سایت است. می‌توانید موارد مربوط به مخاطب را در موبایل و موارد مربوط به مدیر را در وب‌سایت تعریف نمایید.</text:p>
      <text:p text:style-name="P6"/>
      <text:p text:style-name="P6">این پروژه شامل یک وبلاگ و یک بخش «کمک‌های اولیه‌ی روانی» است.</text:p>
      <text:p text:style-name="P6"/>
      <text:p text:style-name="P6">۱- مدیر پست‌های آگاهی بخش، آموزشی و انگیزشی را ارسال می‌کند.</text:p>
      <text:p text:style-name="P6">۲- مخاطبین می‌توانند آن‌ها را مشاهده کنند.</text:p>
      <text:p text:style-name="P6">۳- در صورت نیاز، مخاطبین می‌توانند دگمه‌ی قرمز رنگ و بزرگ SOS را بفشارند تا مدیران وب‌سایت در اولین فرصت با شماره‌ی موبایل آن‌ها تماس بگیرند.</text:p>
      <text:p text:style-name="P6"/>
      <text:p text:style-name="P5">در پناه خدا باشید</text:p>
      <text:p text:style-name="P5">طیبی</text:p>
      <text:p text:style-name="P5"><text:a xlink:type="simple" xlink:href="http://ownerofthisdomain.ir/" text:style-name="Internet_20_link" text:visited-style-name="Visited_20_Internet_20_Link">OwnerOfThisDomain.i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Behdad" svg:font-family="Behda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2:56:24.076900217</meta:creation-date>
    <dc:date>2019-09-12T13:24:38.693958354</dc:date>
    <meta:editing-duration>PT18M2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25" meta:word-count="341" meta:character-count="1775" meta:non-whitespace-character-count="1457"/>
  </office:meta>
</office:document-meta>
</file>